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7" style:family="paragraph" style:parent-style-name="Standard">
      <style:text-properties fo:color="#000000" style:font-name="Consolas" fo:font-size="9.5pt" style:font-size-asian="9.5pt" fo:background-color="#ffffff"/>
    </style:style>
    <style:style style:name="P18" style:family="paragraph" style:parent-style-name="Standard">
      <style:text-properties fo:font-size="18pt" officeooo:rsid="000653ff" officeooo:paragraph-rsid="000653ff" style:font-size-asian="18pt" style:font-size-complex="18pt"/>
    </style:style>
    <style:style style:name="P19"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20"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1"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2"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4"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1d5b0b" fo:background-color="#ffffff" style:font-size-asian="10.5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e5e1d" officeooo:paragraph-rsid="001e5e1d" fo:background-color="#ffffff" style:font-size-asian="10.5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0.5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3e6b8" officeooo:paragraph-rsid="0023e6b8" fo:background-color="#ffffff" style:font-size-asian="10.5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2f6f" officeooo:paragraph-rsid="00252f6f" fo:background-color="#ffffff" style:font-size-asian="10.5pt" style:language-asian="zxx" style:country-asian="none" style:font-size-complex="12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815d" officeooo:paragraph-rsid="0025815d" fo:background-color="#ffffff" style:font-size-asian="10.5pt" style:language-asian="zxx" style:country-asian="none" style:font-size-complex="12pt" style:language-complex="zxx" style:country-complex="none"/>
    </style:style>
    <style:style style:name="P3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5a74d" officeooo:paragraph-rsid="0025a74d" fo:background-color="#ffffff" style:font-size-asian="10.5pt" style:language-asian="zxx" style:country-asian="none" style:font-size-complex="12pt" style:language-complex="zxx" style:country-complex="none"/>
    </style:style>
    <style:style style:name="P3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0.5pt" style:language-asian="zxx" style:country-asian="none" style:font-size-complex="12pt" style:language-complex="zxx" style:country-complex="none"/>
    </style:style>
    <style:style style:name="P3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3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4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4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4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P4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2pt" style:language-asian="zxx" style:country-asian="none" style:font-size-complex="12pt" style:language-complex="zxx" style:country-complex="none"/>
    </style:style>
    <style:style style:name="P4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21445b" fo:background-color="#ffffff" style:font-size-asian="12pt" style:language-asian="zxx" style:country-asian="none" style:font-size-complex="12pt" style:language-complex="zxx" style:country-complex="none"/>
    </style:style>
    <style:style style:name="P4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280a6" officeooo:paragraph-rsid="002280a6" fo:background-color="#ffffff" style:font-size-asian="12pt" style:language-asian="zxx" style:country-asian="none" style:font-size-complex="12pt" style:language-complex="zxx" style:country-complex="none"/>
    </style:style>
    <style:style style:name="P4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2771c3" officeooo:paragraph-rsid="002771c3" fo:background-color="#ffffff" style:font-size-asian="12pt" style:language-asian="zxx" style:country-asian="none" style:font-size-complex="12pt" style:language-complex="zxx" style:country-complex="none"/>
    </style:style>
    <style:style style:name="P47"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38f7d" officeooo:paragraph-rsid="00238f7d" fo:background-color="#ffffff" style:font-size-asian="18pt" style:language-asian="zxx" style:country-asian="none" style:font-size-complex="18pt" style:language-complex="zxx" style:country-complex="none"/>
    </style:style>
    <style:style style:name="P4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29c581" officeooo:paragraph-rsid="0029c581" fo:background-color="#ffffff" style:font-size-asian="18pt" style:language-asian="zxx" style:country-asian="none" style:font-size-complex="18pt" style:language-complex="zxx" style:country-complex="none"/>
    </style:style>
    <style:style style:name="P49" style:family="paragraph" style:parent-style-name="Standard">
      <style:paragraph-properties fo:margin-left="0in" fo:margin-right="0in" fo:text-align="start" style:justify-single-word="false" fo:text-indent="0in" style:auto-text-indent="false"/>
      <style:text-properties officeooo:paragraph-rsid="002280a6"/>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1b34c0" style:font-size-asian="9.5pt" fo:background-color="#ffffff"/>
    </style:style>
    <style:style style:name="T5" style:family="text">
      <style:text-properties fo:color="#000000" style:font-name="Consolas" fo:font-size="9.5pt" officeooo:rsid="002280a6" style:font-size-asian="9.5pt" fo:background-color="#ffffff"/>
    </style:style>
    <style:style style:name="T6" style:family="text">
      <style:text-properties fo:color="#000000" fo:background-color="#ffffff" loext:char-shading-value="0"/>
    </style:style>
    <style:style style:name="T7" style:family="text">
      <style:text-properties fo:color="#000000" officeooo:rsid="00138cf9" fo:background-color="#ffffff" loext:char-shading-value="0"/>
    </style:style>
    <style:style style:name="T8" style:family="text">
      <style:text-properties fo:color="#000000" officeooo:rsid="0013e2d1" fo:background-color="#ffffff" loext:char-shading-value="0"/>
    </style:style>
    <style:style style:name="T9" style:family="text">
      <style:text-properties officeooo:rsid="00068013"/>
    </style:style>
    <style:style style:name="T10" style:family="text">
      <style:text-properties fo:color="#0000ff" style:font-name="Consolas" fo:font-size="9.5pt" fo:background-color="#ffffff" loext:char-shading-value="0" style:font-size-asian="9.5pt"/>
    </style:style>
    <style:style style:name="T11" style:family="text">
      <style:text-properties fo:color="#0000ff" style:font-name="Consolas" fo:font-size="9.5pt" style:font-size-asian="9.5pt" fo:background-color="#ffffff"/>
    </style:style>
    <style:style style:name="T12" style:family="text">
      <style:text-properties officeooo:rsid="0007e854"/>
    </style:style>
    <style:style style:name="T13" style:family="text">
      <style:text-properties officeooo:rsid="000f1c7f"/>
    </style:style>
    <style:style style:name="T14" style:family="text">
      <style:text-properties fo:color="#a31515" style:font-name="Consolas" fo:font-size="9.5pt" fo:background-color="#ffffff" loext:char-shading-value="0" style:font-size-asian="9.5pt"/>
    </style:style>
    <style:style style:name="T15" style:family="text">
      <style:text-properties fo:color="#a31515" style:font-name="Consolas" fo:font-size="9.5pt" style:font-size-asian="9.5pt" fo:background-color="#ffffff"/>
    </style:style>
    <style:style style:name="T16" style:family="text">
      <style:text-properties fo:color="#2b91af" style:font-name="Consolas" fo:font-size="9.5pt" style:font-size-asian="9.5pt" fo:background-color="#ffffff"/>
    </style:style>
    <style:style style:name="T17" style:family="text">
      <style:text-properties style:font-name="Consolas" fo:font-size="9.5pt" style:font-size-asian="9.5pt" fo:background-color="#ffffff"/>
    </style:style>
    <style:style style:name="T18" style:family="text">
      <style:text-properties style:font-name="Consolas" fo:background-color="#ffffff"/>
    </style:style>
    <style:style style:name="T19" style:family="text">
      <style:text-properties fo:background-color="#ffffff"/>
    </style:style>
    <style:style style:name="T20" style:family="text">
      <style:text-properties officeooo:rsid="0018f135" fo:background-color="#ffffff"/>
    </style:style>
    <style:style style:name="T21" style:family="text">
      <style:text-properties officeooo:rsid="001b34c0" fo:background-color="#ffffff"/>
    </style:style>
    <style:style style:name="T22" style:family="text">
      <style:text-properties officeooo:rsid="001c6ac6" fo:background-color="#ffffff"/>
    </style:style>
    <style:style style:name="T23" style:family="text">
      <style:text-properties fo:color="#008000" style:font-name="Consolas" fo:font-size="9.5pt" style:font-size-asian="9.5pt" fo:background-color="#ffffff"/>
    </style:style>
    <style:style style:name="T24" style:family="text">
      <style:text-properties fo:color="#008000" style:font-name="Consolas" fo:font-size="9.5pt" officeooo:rsid="002280a6" style:font-size-asian="9.5pt" fo:background-color="#ffffff"/>
    </style:style>
    <style:style style:name="T25" style:family="text">
      <style:text-properties officeooo:rsid="0021445b" fo:background-color="#ffffff"/>
    </style:style>
    <style:style style:name="T26" style:family="text">
      <style:text-properties officeooo:rsid="002280a6" fo:background-color="#ffffff"/>
    </style:style>
    <style:style style:name="T27" style:family="text">
      <style:text-properties officeooo:rsid="00252f6f" fo:background-color="#ffffff"/>
    </style:style>
    <style:style style:name="T28" style:family="text">
      <style:text-properties officeooo:rsid="0025815d" fo:background-color="#ffffff"/>
    </style:style>
    <style:style style:name="T29" style:family="text">
      <style:text-properties officeooo:rsid="002771c3"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8">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2">one 'generic' </text:span>parameter:</text:p>
      <text:p text:style-name="P10"/>
      <text:p text:style-name="P10"><text:span text:style-name="T10">var</text:span><text:span text:style-name="T1"> t = </text:span><text:span text:style-name="T10">new</text:span><text:span text:style-name="T1"> Task&lt;</text:span><text:span text:style-name="T10">int</text:span><text:span text:style-name="T1">&gt;(Procedure, </text:span><text:span text:style-name="T10">new</text:span><text:span text:style-name="T1"> </text:span><text:span text:style-name="T10">object</text:span><text:span text:style-name="T1">());</text:span></text:p>
      <text:p text:style-name="P16">t.Start();</text:p>
      <text:p text:style-name="P10"><text:span text:style-name="T10">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9">Perform the long running operation here!</text:span></text:p>
      <text:p text:style-name="P2"/>
      <text:p text:style-name="P19">If (token.IsCancellationRequested)</text:p>
      <text:p text:style-name="P19">{</text:p>
      <text:p text:style-name="P19"><text:s text:c="4"/>token.ThrowIfCancellationRequested();</text:p>
      <text:p text:style-name="P19">}</text:p>
      <text:p text:style-name="P2">}, token);</text:p>
      <text:p text:style-name="P2"/>
      <text:p text:style-name="P2">// <text:span text:style-name="T9">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3">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3">t1, t2.....</text:span>) ==&gt; Waits for ALL the tasks to be completed <text:span text:style-name="T13">before proceeding</text:span></text:p>
      <text:p text:style-name="P7">- Task.Wait<text:span text:style-name="T13">Any</text:span>(<text:span text:style-name="T13">t1, t2.....</text:span>) ==&gt; Waits for <text:span text:style-name="T13">the first </text:span>task <text:span text:style-name="T13">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2"><text:span text:style-name="T10">var</text:span><text:span text:style-name="T1"> t = Task.Factory.StartNew(() =&gt;</text:span></text:p>
      <text:p text:style-name="P20">{</text:p>
      <text:p text:style-name="P11"><text:span text:style-name="T1"><text:s text:c="4"/></text:span><text:span text:style-name="T10">throw</text:span><text:span text:style-name="T1"> </text:span><text:span text:style-name="T10">new</text:span><text:span text:style-name="T1"> InvalidOperationException();</text:span></text:p>
      <text:p text:style-name="P21">});</text:p>
      <text:p text:style-name="P21"/>
      <text:p text:style-name="P13"><text:span text:style-name="T6">In order to handle these exceptions correctly we need to try/</text:span><text:span text:style-name="T7">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8">This has to be handled with a lambda expression, though:</text:span></text:p>
      <text:p text:style-name="P24"/>
      <text:p text:style-name="P14"><text:span text:style-name="T2"><text:s text:c="12"/></text:span><text:span text:style-name="T10">try</text:span></text:p>
      <text:p text:style-name="P22"><text:s text:c="12"/>{</text:p>
      <text:p text:style-name="P22"><text:s text:c="16"/>FaultyMultiThrededProcedure();</text:p>
      <text:p text:style-name="P22"><text:s text:c="12"/>}</text:p>
      <text:p text:style-name="P15"><text:span text:style-name="T1"><text:s text:c="12"/></text:span><text:span text:style-name="T10">catch</text:span><text:span text:style-name="T1"> (AggregateException ae)</text:span></text:p>
      <text:p text:style-name="P22"><text:s text:c="12"/>{</text:p>
      <text:p text:style-name="P22"><text:s text:c="16"/>ae.Handle(e =&gt;</text:p>
      <text:p text:style-name="P22"><text:s text:c="16"/>{</text:p>
      <text:p text:style-name="P15"><text:span text:style-name="T1"><text:s text:c="20"/></text:span><text:span text:style-name="T10">if</text:span><text:span text:style-name="T1"> (e </text:span><text:span text:style-name="T10">is</text:span><text:span text:style-name="T1"> AccessViolationException)</text:span></text:p>
      <text:p text:style-name="P22"><text:s text:c="20"/>{</text:p>
      <text:p text:style-name="P15"><text:span text:style-name="T1"><text:s text:c="24"/>Console.WriteLine(</text:span><text:span text:style-name="T14">"AccessViolationException handled outside"</text:span><text:span text:style-name="T1">);</text:span></text:p>
      <text:p text:style-name="P15"><text:span text:style-name="T1"><text:s text:c="24"/></text:span><text:span text:style-name="T10">return</text:span><text:span text:style-name="T1"> </text:span><text:span text:style-name="T10">true</text:span><text:span text:style-name="T1">;</text:span></text:p>
      <text:p text:style-name="P22"><text:s text:c="20"/>}</text:p>
      <text:p text:style-name="P15"><text:span text:style-name="T1"><text:s text:c="20"/></text:span><text:span text:style-name="T10">else</text:span></text:p>
      <text:p text:style-name="P22"><text:s text:c="20"/>{</text:p>
      <text:p text:style-name="P15"><text:span text:style-name="T1"><text:s text:c="24"/></text:span><text:span text:style-name="T10">return</text:span><text:span text:style-name="T1"> </text:span><text:span text:style-name="T10">false</text:span><text:span text:style-name="T1">;</text:span></text:p>
      <text:p text:style-name="P22"><text:s text:c="20"/>}</text:p>
      <text:p text:style-name="P22"><text:s text:c="16"/>});</text:p>
      <text:p text:style-name="P23"><text:s text:c="12"/>}</text:p>
      <text:p text:style-name="P25"/>
      <text:p text:style-name="P25"/>
      <text:p text:style-name="P28">2 Data Sharing and Synchronization</text:p>
      <text:p text:style-name="P25"/>
      <text:p text:style-name="P25"/>
      <text:p text:style-name="P26">2.1 Critical Sections</text:p>
      <text:p text:style-name="P26"/>
      <text:p text:style-name="P27">These are non-atomic sections of the code where non-synchronized execution may or may not lead to unexpected results. Here an example:</text:p>
      <text:p text:style-name="P27"/>
      <text:p text:style-name="P27"/>
      <text:p text:style-name="P27"/>
      <text:p text:style-name="P27"><text:soft-page-break/></text:p>
      <text:p text:style-name="P27"><text:span text:style-name="T17"><text:s text:c="4"/></text:span><text:span text:style-name="T11">public</text:span><text:span text:style-name="T17"> </text:span><text:span text:style-name="T11">class</text:span><text:span text:style-name="T17"> </text:span><text:span text:style-name="T16">UnsafeBank</text:span></text:p>
      <text:p text:style-name="Standard"><text:span text:style-name="T3"><text:s text:c="4"/>{</text:span></text:p>
      <text:p text:style-name="Standard"><text:span text:style-name="T3"><text:s text:c="8"/></text:span><text:span text:style-name="T11">public</text:span><text:span text:style-name="T3"> </text:span><text:span text:style-name="T11">int</text:span><text:span text:style-name="T3"> Balance { </text:span><text:span text:style-name="T11">get</text:span><text:span text:style-name="T3">; </text:span><text:span text:style-name="T11">private</text:span><text:span text:style-name="T3"> </text:span><text:span text:style-name="T11">set</text:span><text:span text:style-name="T3">; }</text:span></text:p>
      <text:p text:style-name="P17"/>
      <text:p text:style-name="Standard"><text:span text:style-name="T3"><text:s text:c="8"/></text:span><text:span text:style-name="T11">public</text:span><text:span text:style-name="T3"> </text:span><text:span text:style-name="T11">void</text:span><text:span text:style-name="T3"> Deposit(</text:span><text:span text:style-name="T11">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17"/>
      <text:p text:style-name="Standard"><text:span text:style-name="T3"><text:s text:c="8"/></text:span><text:span text:style-name="T11">public</text:span><text:span text:style-name="T3"> </text:span><text:span text:style-name="T11">void</text:span><text:span text:style-name="T3"> Withdraw(</text:span><text:span text:style-name="T11">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27"><text:span text:style-name="T17"><text:s text:c="4"/>}</text:span></text:p>
      <text:p text:style-name="P27"><text:span text:style-name="T17"/></text:p>
      <text:p text:style-name="P38"><text:span text:style-name="T19">This not thread-safe. The simplest way to make this thread safe is to use a locking object around critical sections:</text:span></text:p>
      <text:p text:style-name="P38"><text:span text:style-name="T19"/></text:p>
      <text:p text:style-name="P38"><text:span text:style-name="T11">private</text:span><text:span text:style-name="T17"> </text:span><text:span text:style-name="T11">object</text:span><text:span text:style-name="T17"> _padlock= </text:span><text:span text:style-name="T11">new</text:span><text:span text:style-name="T17"> </text:span><text:span text:style-name="T11">object</text:span><text:span text:style-name="T17">();</text:span></text:p>
      <text:p text:style-name="P38"><text:span text:style-name="T17"/></text:p>
      <text:p text:style-name="P38"><text:span text:style-name="T17">//</text:span></text:p>
      <text:p text:style-name="P38"><text:span text:style-name="T17"/></text:p>
      <text:p text:style-name="P38"><text:span text:style-name="T17"><text:s text:c="8"/></text:span><text:span text:style-name="T11">public</text:span><text:span text:style-name="T17"> </text:span><text:span text:style-name="T11">void</text:span><text:span text:style-name="T17"> Deposit(</text:span><text:span text:style-name="T11">int</text:span><text:span text:style-name="T17"> amount)</text:span></text:p>
      <text:p text:style-name="Standard"><text:span text:style-name="T3"><text:s text:c="8"/>{</text:span></text:p>
      <text:p text:style-name="Standard"><text:span text:style-name="T3"><text:s text:c="12"/></text:span><text:span text:style-name="T11">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Standard"><text:span text:style-name="T3"><text:s text:c="8"/>}</text:span></text:p>
      <text:p text:style-name="P17"/>
      <text:p text:style-name="Standard"><text:span text:style-name="T3"><text:s text:c="8"/></text:span><text:span text:style-name="T11">public</text:span><text:span text:style-name="T3"> </text:span><text:span text:style-name="T11">void</text:span><text:span text:style-name="T3"> Withdraw(</text:span><text:span text:style-name="T11">int</text:span><text:span text:style-name="T3"> amount)</text:span></text:p>
      <text:p text:style-name="Standard"><text:span text:style-name="T3"><text:s text:c="8"/>{</text:span></text:p>
      <text:p text:style-name="Standard"><text:span text:style-name="T3"><text:s text:c="12"/></text:span><text:span text:style-name="T11">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P38"><text:span text:style-name="T17"><text:s text:c="8"/>}</text:span></text:p>
      <text:p text:style-name="P38"><text:span text:style-name="T17"/></text:p>
      <text:p text:style-name="P38"><text:span text:style-name="T17"/></text:p>
      <text:p text:style-name="P39"><text:span text:style-name="T19">2.2 Interlocking</text:span></text:p>
      <text:p text:style-name="P39"><text:span text:style-name="T19"/></text:p>
      <text:p text:style-name="P39"><text:span text:style-name="T19">A more concise and less cumbersome way of handling the synchonization of critical sections is by making use of the Interlocking class. This allows a </text:span><text:span text:style-name="T20">lock-free</text:span><text:span text:style-name="T19"> synchonization of increment/decrement-based critical sections</text:span></text:p>
      <text:p text:style-name="P39"><text:span text:style-name="T19"/></text:p>
      <text:p text:style-name="P39"><text:span text:style-name="T17"><text:s text:c="8"/></text:span><text:span text:style-name="T11">public</text:span><text:span text:style-name="T17"> </text:span><text:span text:style-name="T11">void</text:span><text:span text:style-name="T17"> Deposit(</text:span><text:span text:style-name="T11">int</text:span><text:span text:style-name="T17"> amount)</text:span></text:p>
      <text:p text:style-name="Standard"><text:span text:style-name="T3"><text:s text:c="8"/>{</text:span></text:p>
      <text:p text:style-name="Standard"><text:span text:style-name="T3"><text:s text:c="12"/>Interlocked.Add(</text:span><text:span text:style-name="T11">ref</text:span><text:span text:style-name="T3"> _balance, amount);</text:span></text:p>
      <text:p text:style-name="Standard"><text:span text:style-name="T3"><text:s text:c="8"/>}</text:span></text:p>
      <text:p text:style-name="P17"/>
      <text:p text:style-name="Standard"><text:span text:style-name="T3"><text:s text:c="8"/></text:span><text:span text:style-name="T11">public</text:span><text:span text:style-name="T3"> </text:span><text:span text:style-name="T11">void</text:span><text:span text:style-name="T3"> Withdraw(</text:span><text:span text:style-name="T11">int</text:span><text:span text:style-name="T3"> amount)</text:span></text:p>
      <text:p text:style-name="Standard"><text:span text:style-name="T3"><text:s text:c="8"/>{</text:span></text:p>
      <text:p text:style-name="Standard"><text:span text:style-name="T3"><text:s text:c="12"/>Interlocked.Add(</text:span><text:span text:style-name="T11">ref</text:span><text:span text:style-name="T3"> _balance, -amount);</text:span></text:p>
      <text:p text:style-name="P39"><text:span text:style-name="T17"><text:s text:c="8"/>}</text:span></text:p>
      <text:p text:style-name="P39"><text:span text:style-name="T17"/></text:p>
      <text:p text:style-name="P40"><text:span text:style-name="T19">The limit of this approach is represented by the very limited amount of operations that the interlocked class provides.</text:span></text:p>
      <text:p text:style-name="P40"><text:span text:style-name="T19"/></text:p>
      <text:p text:style-name="P40"><text:span text:style-name="T19"/></text:p>
      <text:p text:style-name="P42"><text:span text:style-name="T19"/></text:p>
      <text:p text:style-name="P42"><text:soft-page-break/><text:span text:style-name="T19">2.3 Monitor</text:span></text:p>
      <text:p text:style-name="P42"><text:span text:style-name="T19"/></text:p>
      <text:p text:style-name="P42"><text:span text:style-name="T19">Monitors are similar to Interlocked with the additional option of specifying a timeout:</text:span></text:p>
      <text:p text:style-name="P42"><text:span text:style-name="T19"/></text:p>
      <text:p text:style-name="P42"><text:span text:style-name="T17"><text:s text:c="8"/></text:span><text:span text:style-name="T11">public</text:span><text:span text:style-name="T17"> </text:span><text:span text:style-name="T11">void</text:span><text:span text:style-name="T17"> Deposit(</text:span><text:span text:style-name="T11">int</text:span><text:span text:style-name="T17">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Standard"><text:span text:style-name="T3"><text:s text:c="8"/>}</text:span></text:p>
      <text:p text:style-name="P17"/>
      <text:p text:style-name="Standard"><text:span text:style-name="T3"><text:s text:c="8"/></text:span><text:span text:style-name="T11">public</text:span><text:span text:style-name="T3"> </text:span><text:span text:style-name="T11">void</text:span><text:span text:style-name="T3"> Withdraw(</text:span><text:span text:style-name="T11">int</text:span><text:span text:style-name="T3">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P42"><text:span text:style-name="T17"><text:s text:c="8"/>}</text:span></text:p>
      <text:p text:style-name="P42"><text:span text:style-name="T19"/></text:p>
      <text:p text:style-name="P42"><text:span text:style-name="T19"/></text:p>
      <text:p text:style-name="P41"><text:span text:style-name="T19">2.</text:span><text:span text:style-name="T21">4</text:span><text:span text:style-name="T19"> Spin Locking</text:span></text:p>
      <text:p text:style-name="P41"><text:span text:style-name="T19"/></text:p>
      <text:p text:style-name="P41"><text:span text:style-name="T19">Until now we have synchronized the access at the data level. The SpinLock class allows the synchronization at execution level:</text:span></text:p>
      <text:p text:style-name="P41"><text:span text:style-name="T19"/></text:p>
      <text:p text:style-name="P41"><text:span text:style-name="T17"><text:s text:c="20"/></text:span><text:span text:style-name="T11">bool</text:span><text:span text:style-name="T17"> lockTaken = </text:span><text:span text:style-name="T11">false</text:span><text:span text:style-name="T17">;</text:span></text:p>
      <text:p text:style-name="Standard"><text:span text:style-name="T3"><text:s text:c="20"/></text:span><text:span text:style-name="T11">try</text:span></text:p>
      <text:p text:style-name="Standard"><text:span text:style-name="T3"><text:s text:c="20"/>{</text:span></text:p>
      <text:p text:style-name="Standard"><text:span text:style-name="T3"><text:s text:c="24"/>spinLock.Enter(</text:span><text:span text:style-name="T11">ref</text:span><text:span text:style-name="T3"> lockTaken); </text:span></text:p>
      <text:p text:style-name="Standard"><text:span text:style-name="T3"><text:s text:c="24"/>bank.Deposit(1); // </text:span><text:span text:style-name="T4">or Withdraw</text:span></text:p>
      <text:p text:style-name="Standard"><text:span text:style-name="T3"><text:s text:c="20"/>}</text:span></text:p>
      <text:p text:style-name="Standard"><text:span text:style-name="T3"><text:s text:c="20"/></text:span><text:span text:style-name="T11">finally</text:span></text:p>
      <text:p text:style-name="Standard"><text:span text:style-name="T3"><text:s text:c="20"/>{</text:span></text:p>
      <text:p text:style-name="Standard"><text:span text:style-name="T3"><text:s text:c="24"/></text:span><text:span text:style-name="T11">if</text:span><text:span text:style-name="T3"> (lockTaken) spinLock.Exit();</text:span></text:p>
      <text:p text:style-name="P41"><text:span text:style-name="T17"><text:s text:c="20"/>}</text:span></text:p>
      <text:p text:style-name="P41"><text:span text:style-name="T17"/></text:p>
      <text:p text:style-name="P29"><text:span text:style-name="T19">It is to be noted that trying to execute Enter more than once in a row will lead to an exception. This is particularly painful </text:span><text:span text:style-name="T22">when dealing with recursion.</text:span></text:p>
      <text:p text:style-name="P30"><text:span text:style-name="T22"/></text:p>
      <text:p text:style-name="P30"><text:span text:style-name="T22">2.</text:span><text:span text:style-name="T19">4 Mutex</text:span></text:p>
      <text:p text:style-name="P30"><text:span text:style-name="T19"/></text:p>
      <text:p text:style-name="P31"><text:span text:style-name="T19">Mutex are more powerful than spin locks for at least two reasons:</text:span></text:p>
      <text:p text:style-name="P31"><text:span text:style-name="T19">1) They can be aggregated.</text:span></text:p>
      <text:p text:style-name="P31"><text:span text:style-name="T19">2) They can be used to synchronize different processes.</text:span></text:p>
      <text:p text:style-name="P31"><text:span text:style-name="T19"/></text:p>
      <text:p text:style-name="P32"><text:span text:style-name="T19">Here an example of aggregation:</text:span></text:p>
      <text:p text:style-name="P32"><text:span text:style-name="T19"/></text:p>
      <text:p text:style-name="P32"><text:span text:style-name="T17"><text:s text:c="20"/></text:span><text:span text:style-name="T11">bool</text:span><text:span text:style-name="T17"> lockTaken = WaitHandle.WaitAll(</text:span><text:span text:style-name="T11">new</text:span><text:span text:style-name="T17">[] { mutex1, mutex2 });</text:span></text:p>
      <text:p text:style-name="Standard"><text:span text:style-name="T3"><text:s text:c="20"/></text:span><text:span text:style-name="T11">try</text:span></text:p>
      <text:p text:style-name="Standard"><text:span text:style-name="T3"><text:s text:c="20"/>{</text:span></text:p>
      <text:p text:style-name="Standard"><text:span text:style-name="T3"><text:s text:c="24"/>bank2.Transfer(bank, 1);</text:span></text:p>
      <text:p text:style-name="Standard"><text:span text:style-name="T3"><text:s text:c="20"/>}</text:span></text:p>
      <text:p text:style-name="Standard"><text:span text:style-name="T3"><text:s text:c="20"/></text:span><text:span text:style-name="T11">finally</text:span></text:p>
      <text:p text:style-name="Standard"><text:span text:style-name="T3"><text:s text:c="20"/>{</text:span></text:p>
      <text:p text:style-name="Standard"><text:span text:style-name="T3"><text:s text:c="24"/></text:span><text:span text:style-name="T11">if</text:span><text:span text:style-name="T3"> (lockTaken)</text:span></text:p>
      <text:p text:style-name="Standard"><text:span text:style-name="T3"><text:s text:c="24"/>{</text:span></text:p>
      <text:p text:style-name="Standard"><text:span text:style-name="T3"><text:s text:c="28"/>mutex1.ReleaseMutex();</text:span></text:p>
      <text:p text:style-name="Standard"><text:span text:style-name="T3"><text:s text:c="28"/>mutex2.ReleaseMutex();</text:span></text:p>
      <text:p text:style-name="Standard"><text:span text:style-name="T3"><text:s text:c="24"/>}</text:span></text:p>
      <text:p text:style-name="P32"><text:span text:style-name="T17"><text:s text:c="20"/>}</text:span></text:p>
      <text:p text:style-name="P32"><text:span text:style-name="T17"/></text:p>
      <text:p text:style-name="P43"><text:soft-page-break/><text:span text:style-name="T19">Here an example of process synchronization:</text:span></text:p>
      <text:p text:style-name="P43"><text:span text:style-name="T19"/></text:p>
      <text:p text:style-name="P43"><text:span text:style-name="T17"><text:s text:c="8"/></text:span><text:span text:style-name="T11">private</text:span><text:span text:style-name="T17"> </text:span><text:span text:style-name="T11">static</text:span><text:span text:style-name="T17"> </text:span><text:span text:style-name="T11">void</text:span><text:span text:style-name="T17"> GlobalMutex()</text:span></text:p>
      <text:p text:style-name="Standard"><text:span text:style-name="T3"><text:s text:c="8"/>{</text:span></text:p>
      <text:p text:style-name="Standard"><text:span text:style-name="T3"><text:s text:c="12"/></text:span><text:span text:style-name="T11">const</text:span><text:span text:style-name="T3"> </text:span><text:span text:style-name="T11">string</text:span><text:span text:style-name="T3"> appName = </text:span><text:span text:style-name="T15">"MyApp"</text:span><text:span text:style-name="T3">;</text:span></text:p>
      <text:p text:style-name="Standard"><text:span text:style-name="T3"><text:s text:c="12"/>System.Threading.Mutex mutex;</text:span></text:p>
      <text:p text:style-name="Standard"><text:span text:style-name="T3"><text:s text:c="12"/></text:span><text:span text:style-name="T11">try</text:span></text:p>
      <text:p text:style-name="Standard"><text:span text:style-name="T3"><text:s text:c="12"/>{</text:span></text:p>
      <text:p text:style-name="Standard"><text:span text:style-name="T3"><text:s text:c="16"/>mutex = System.Threading.Mutex.OpenExisting(appName);</text:span></text:p>
      <text:p text:style-name="Standard"><text:span text:style-name="T3"><text:s text:c="16"/>Console.WriteLine(</text:span><text:span text:style-name="T15">$"Sorry, </text:span><text:span text:style-name="T3">{appName}</text:span><text:span text:style-name="T15"> is already running."</text:span><text:span text:style-name="T3">);</text:span></text:p>
      <text:p text:style-name="Standard"><text:span text:style-name="T3"><text:s text:c="16"/></text:span><text:span text:style-name="T11">return</text:span><text:span text:style-name="T3">;</text:span></text:p>
      <text:p text:style-name="Standard"><text:span text:style-name="T3"><text:s text:c="12"/>}</text:span></text:p>
      <text:p text:style-name="Standard"><text:span text:style-name="T3"><text:s text:c="12"/></text:span><text:span text:style-name="T11">catch</text:span><text:span text:style-name="T3"> (WaitHandleCannotBeOpenedException e)</text:span></text:p>
      <text:p text:style-name="Standard"><text:span text:style-name="T3"><text:s text:c="12"/>{</text:span></text:p>
      <text:p text:style-name="Standard"><text:span text:style-name="T3"><text:s text:c="16"/>Console.WriteLine(</text:span><text:span text:style-name="T15">"We can run the program just fine."</text:span><text:span text:style-name="T3">);</text:span></text:p>
      <text:p text:style-name="Standard"><text:span text:style-name="T3"><text:s text:c="16"/></text:span><text:span text:style-name="T23">// first arg = whether to give current thread initial ownership</text:span></text:p>
      <text:p text:style-name="Standard"><text:span text:style-name="T3"><text:s text:c="16"/>mutex = </text:span><text:span text:style-name="T11">new</text:span><text:span text:style-name="T3"> System.Threading.Mutex(</text:span><text:span text:style-name="T11">false</text:span><text:span text:style-name="T3">, appName);</text:span></text:p>
      <text:p text:style-name="Standard"><text:span text:style-name="T3"><text:s text:c="12"/>}</text:span></text:p>
      <text:p text:style-name="P43"><text:span text:style-name="T17"><text:s text:c="8"/>}</text:span></text:p>
      <text:p text:style-name="P43"><text:span text:style-name="T17"/></text:p>
      <text:p text:style-name="P44"><text:span text:style-name="T22">2.</text:span><text:span text:style-name="T19">4 </text:span><text:span text:style-name="T25">ReaderWriterLock</text:span><text:span text:style-name="T26">Slim</text:span></text:p>
      <text:p text:style-name="P44"><text:span text:style-name="T25"/></text:p>
      <text:p text:style-name="P45"><text:span text:style-name="T25">T</text:span><text:span text:style-name="T19">he ReaderWriterLockSlim class supports recursion, though it is not reccommended to employ it. </text:span></text:p>
      <text:p text:style-name="P45"><text:span text:style-name="T19"/></text:p>
      <text:p text:style-name="P45"><text:span text:style-name="T19">Additionally this class allows switching from reader lock to write lock. Here a code snippet:</text:span></text:p>
      <text:p text:style-name="P49"><text:span text:style-name="T23"/></text:p>
      <text:p text:style-name="P49"><text:span text:style-name="T23"><text:s text:c="20"/>// </text:span><text:span text:style-name="T24">Lock for read, but keep the option open from locking a write</text:span></text:p>
      <text:p text:style-name="Standard"><text:span text:style-name="T3"><text:s text:c="20"/>padlock.EnterUpgradeableReadLock();</text:span></text:p>
      <text:p text:style-name="P17"/>
      <text:p text:style-name="Standard"><text:span text:style-name="T3"><text:s text:c="20"/></text:span><text:span text:style-name="T11">if</text:span><text:span text:style-name="T3"> (</text:span><text:span text:style-name="T5">condition</text:span><text:span text:style-name="T3">)</text:span></text:p>
      <text:p text:style-name="Standard"><text:span text:style-name="T3"><text:s text:c="20"/>{</text:span></text:p>
      <text:p text:style-name="Standard"><text:span text:style-name="T3"><text:s text:c="24"/>// </text:span><text:span text:style-name="T5">Locking for a write</text:span></text:p>
      <text:p text:style-name="Standard"><text:span text:style-name="T3"><text:s text:c="24"/>padlock.EnterWriteLock();</text:span></text:p>
      <text:p text:style-name="Standard"><text:span text:style-name="T3"><text:s text:c="24"/>x++;</text:span></text:p>
      <text:p text:style-name="Standard"><text:span text:style-name="T3"><text:s text:c="24"/>padlock.ExitWriteLock();</text:span></text:p>
      <text:p text:style-name="Standard"><text:span text:style-name="T3"><text:s text:c="20"/>}</text:span></text:p>
      <text:p text:style-name="P17"/>
      <text:p text:style-name="Standard"><text:span text:style-name="T3"><text:s text:c="20"/></text:span><text:span text:style-name="T23">// can now read</text:span></text:p>
      <text:p text:style-name="Standard"><text:span text:style-name="T3"><text:s text:c="20"/>Console.WriteLine(</text:span><text:span text:style-name="T15">$"Entered read lock, x = </text:span><text:span text:style-name="T3">{x}</text:span><text:span text:style-name="T15">, pausing for 5sec"</text:span><text:span text:style-name="T3">);</text:span></text:p>
      <text:p text:style-name="Standard"><text:span text:style-name="T3"><text:s text:c="20"/>Thread.Sleep(5000);</text:span></text:p>
      <text:p text:style-name="Standard"><text:span text:style-name="T23"/></text:p>
      <text:p text:style-name="P45"><text:span text:style-name="T17"><text:s text:c="20"/>padlock.ExitUpgradeableReadLock();</text:span></text:p>
      <text:p text:style-name="P45"><text:span text:style-name="T17"/></text:p>
      <text:p text:style-name="P45"><text:span text:style-name="T17"/></text:p>
      <text:p text:style-name="P47"><text:span text:style-name="T19">3 Concurrent Collections</text:span></text:p>
      <text:p text:style-name="P47"><text:span text:style-name="T19"/></text:p>
      <text:p text:style-name="P33"><text:span text:style-name="T19">The standard Dictionary, Queue and Stack have been optimized for concurrent access and thus can handle multithreading. However, their interfaces have been changed significally.</text:span></text:p>
      <text:p text:style-name="P33"><text:span text:style-name="T19"/></text:p>
      <text:p text:style-name="P33"><text:span text:style-name="T19">3.1 ConcurrentDictionary</text:span></text:p>
      <text:p text:style-name="P33"><text:span text:style-name="T19"/></text:p>
      <text:p text:style-name="P33"><text:span text:style-name="T19">The Add, </text:span><text:span text:style-name="T27">Remove, Update</text:span><text:span text:style-name="T19"> ha</text:span><text:span text:style-name="T27">ve</text:span><text:span text:style-name="T19"> been replaced with a TryAdd, </text:span><text:span text:style-name="T27">TryRemove, TryUpdate</text:span><text:span text:style-name="T19"> which return a boolean indicating whether the operation could be completed succesfully or not. </text:span><text:span text:style-name="T27">Moreover an AddOrUpdate method , returning a boolean, has been added.</text:span></text:p>
      <text:p text:style-name="P33"><text:span text:style-name="T27"/></text:p>
      <text:p text:style-name="P34"><text:span text:style-name="T19">It is to be noted that aggregate operations, such as Count, are going to be computationally expensive <text:s/>due to the partitioned implementation of the collection.</text:span></text:p>
      <text:p text:style-name="P34"><text:span text:style-name="T19"/></text:p>
      <text:p text:style-name="P34"><text:soft-page-break/><text:span text:style-name="T19"/></text:p>
      <text:p text:style-name="P34"><text:span text:style-name="T19">3.2 ConcurrentQueue</text:span></text:p>
      <text:p text:style-name="P34"><text:span text:style-name="T19"/></text:p>
      <text:p text:style-name="P34"><text:span text:style-name="T19">The ConcurrentQueue works as expected with new methods TryDequeue and TryPeak replacing the expected ones.</text:span></text:p>
      <text:p text:style-name="P34"><text:span text:style-name="T19"/></text:p>
      <text:p text:style-name="P34"><text:span text:style-name="T19">3.3 ConcurrentStack</text:span></text:p>
      <text:p text:style-name="P34"><text:span text:style-name="T19"/></text:p>
      <text:p text:style-name="P34"><text:span text:style-name="T19">As for the ConcurrentQueue, the ConcurrentStack class provides Try-versions for method Pop, Peak and PopRange.</text:span></text:p>
      <text:p text:style-name="P34"><text:span text:style-name="T19"/></text:p>
      <text:p text:style-name="P34"><text:span text:style-name="T19">3.4 ConcurrentBag</text:span></text:p>
      <text:p text:style-name="P34"><text:span text:style-name="T19"/></text:p>
      <text:p text:style-name="P34"><text:span text:style-name="T19">There is no concurrent list in the library. The new concurrent unordered collection is called ConcurrentBag </text:span><text:span text:style-name="T28">and provides an Add and TryPeak and TryTake methods. Being the collection unordered, the TryTake and the TryPeak, if successfull, return a value which could be any element present in the collection.</text:span></text:p>
      <text:p text:style-name="P34"><text:span text:style-name="T28"/></text:p>
      <text:p text:style-name="P35"><text:span text:style-name="T19">3.5 BlockingCollection</text:span></text:p>
      <text:p text:style-name="P35"><text:span text:style-name="T19"/></text:p>
      <text:p text:style-name="P36"><text:span text:style-name="T19">A BlockingCollection is a collection which allows the implementation of the producer-consumer pattern </text:span><text:span text:style-name="T29">in a simple and intuitive way</text:span><text:span text:style-name="T19">. </text:span><text:span text:style-name="T29">These are the steps:</text:span></text:p>
      <text:p text:style-name="P37"><text:span text:style-name="T29"/></text:p>
      <text:p text:style-name="P37"><text:span text:style-name="T29">1</text:span><text:span text:style-name="T19">) Create a BlockingCollection. Optionally set the maximal number of elements it can contain:</text:span></text:p>
      <text:p text:style-name="P36"><text:span text:style-name="T19"/></text:p>
      <text:p text:style-name="P36"><text:span text:style-name="T17"><text:s text:c="8"/>ConcurrentBag&lt;</text:span><text:span text:style-name="T11">int</text:span><text:span text:style-name="T17">&gt; _bag = </text:span><text:span text:style-name="T11">new</text:span><text:span text:style-name="T17"> ConcurrentBag&lt;</text:span><text:span text:style-name="T11">int</text:span><text:span text:style-name="T17">&gt;();</text:span></text:p>
      <text:p text:style-name="P36"><text:span text:style-name="T17"><text:s text:c="8"/>BlockingCollection&lt;</text:span><text:span text:style-name="T11">int</text:span><text:span text:style-name="T17">&gt; _messages = </text:span><text:span text:style-name="T11">new</text:span><text:span text:style-name="T17"> BlockingCollection&lt;</text:span><text:span text:style-name="T11">int</text:span><text:span text:style-name="T17">&gt;(_bag, 10);</text:span></text:p>
      <text:p text:style-name="P36"><text:span text:style-name="T17"/></text:p>
      <text:p text:style-name="P46"><text:span text:style-name="T19">2) Create two (or more) threads representing the producer (adding elements to the collection, up to the set boundary if applicable) and the consumer, retrieving elements from the collection by making use of methods Take or GetConsumingEnumerable.</text:span></text:p>
      <text:p text:style-name="P46"><text:span text:style-name="T19"/></text:p>
      <text:p text:style-name="P46"><text:span text:style-name="T19">As long as data is added and removed through the BlockingCollection, the synchronization and the consistency of the data is guaranteed.</text:span></text:p>
      <text:p text:style-name="P46"><text:span text:style-name="T19"/></text:p>
      <text:p text:style-name="P48"><text:span text:style-name="T19">4 Task Coordination</text:span></text:p>
      <text:p text:style-name="P48"><text:span text:style-name="T19"/></text:p>
      <text:p text:style-name="P48"><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S</meta:editing-duration>
    <meta:editing-cycles>14</meta:editing-cycles>
    <meta:generator>LibreOffice/5.4.3.2$Windows_X86_64 LibreOffice_project/92a7159f7e4af62137622921e809f8546db437e5</meta:generator>
    <dc:date>2019-01-16T17:21:45.031000000</dc:date>
    <meta:document-statistic meta:table-count="0" meta:image-count="0" meta:object-count="0" meta:page-count="6" meta:paragraph-count="202" meta:word-count="1145" meta:character-count="9460" meta:non-whitespace-character-count="6711"/>
    <meta:user-defined meta:name="Info 1"/>
    <meta:user-defined meta:name="Info 2"/>
    <meta:user-defined meta:name="Info 3"/>
    <meta:user-defined meta:name="Info 4"/>
  </office:meta>
</office:document-meta>
</file>